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 PL UMing CN" svg:font-family="'AR PL UMing CN'" style:font-family-generic="roman" style:font-pitch="variable"/>
    <style:font-face style:name="DejaVu Sans" svg:font-family="'DejaVu Sans'" style:font-family-generic="swiss" style:font-pitch="variable"/>
    <style:font-face style:name="文泉驿正黑" svg:font-family="文泉驿正黑" style:font-family-generic="system" style:font-pitch="variable"/>
  </office:font-face-decls>
  <office:automatic-styles>
    <style:style style:name="P1" style:family="paragraph" style:parent-style-name="Standard">
      <style:text-properties fo:background-color="#ff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rror message</text:p>
      <text:p text:style-name="Standard"/>
      <text:p text:style-name="Standard"/>
      <text:p text:style-name="Standard"/>
      <text:p text:style-name="Standard">播放后第一次录音出现：</text:p>
      <text:p text:style-name="Standard">SETSETSET ffmpeg </text:p>
      <text:p text:style-name="Standard">set ffmpeg /tmp/record.mp3 <text:tab/>2<text:tab/>64<text:tab/>44100 </text:p>
      <text:p text:style-name="Standard">file name: /tmp/record.mp3 </text:p>
      <text:p text:style-name="Standard"><text:s text:c="4"/></text:p>
      <text:p text:style-name="Standard">int fd = open("/dev/dsp", O_WRONLY); </text:p>
      <text:p text:style-name="Standard">停住是因为open();/dev/dsp失败。直接return了。</text:p>
      <text:p text:style-name="P1">播放之后要过几秒钟再录音就不会出现这样的情况。</text:p>
      <text:p text:style-name="Standard"/>
      <text:p text:style-name="Standard">播放后第二次录音出现以下错误信息，程序退出：</text:p>
      <text:p text:style-name="Standard"/>
      <text:p text:style-name="Standard">Press [q] to stop encoding </text:p>
      <text:p text:style-name="Standard">term init fifo 5 ／／说明成功打开了音频设备，并且已经开始录音。</text:p>
      <text:p text:style-name="Standard">QPixmap: It is not safe to use pixmaps outside the GUI thread </text:p>
      <text:p text:style-name="Standard">QPixmap: It is not safe to use pixmaps outside the GUI thread 只有</text:p>
      <text:p text:style-name="Standard">QPixmap: It is not safe to use pixmaps outside the GUI thread </text:p>
      <text:p text:style-name="Standard">QPixmap: It is not safe to use pixmaps outside the GUI thread </text:p>
      <text:p text:style-name="Standard">ASSERT failure in QCoreApplication::sendEvent: "Cannot send events to objects owned by a different thread. Current thread 8e9dd48. Receiver '' (of type 'Record') was created in thread 8e98990", file /home/dao/backup/1/svn/zlssrc/qt4.4/src/qtopia-core/src/corelib/kernel/qcoreapplication.cpp, line 296 </text:p>
      <text:p text:style-name="Standard">忽略 </text:p>
      <text:p text:style-name="P1">是因为在update里的function里，不能用QAction-&gt;setIcon();</text:p>
      <text:p text:style-name="P1">可以在update()里面emit signals，再在主程序里用 function 来实现需要的操作。</text:p>
      <text:p text:style-name="P1">播放结束时，LEAVE触发timedone函数不行。因为不只有播放结束会 notify出LEAVE，killall -9n mplayer也会nofityLEAVE。d-&gt;getQuitState() not gain the QUIT_EOF.</text:p>
      <text:p text:style-name="P1"/>
      <text:p text:style-name="P1"/>
      <text:p text:style-name="Standard"/>
      <text:p text:style-name="Standard">程序崩溃后再重新运行程序得到以下错误信息：</text:p>
      <text:p text:style-name="Standard">/dev/dsp: Device or resource busy </text:p>
      <text:p text:style-name="Standard">/dev/dsp: I/O error occured </text:p>
      <text:p text:style-name="Standard">Usually that means that input file is truncated and/or corrupted. </text:p>
      <text:p text:style-name="Standard"/>
      <text:p text:style-name="Standard">/dev/dsp: Device or resource busy </text:p>
      <text:p text:style-name="Standard">Could not find audio grab device </text:p>
      <text:p text:style-name="Standard"/>
      <text:p text:style-name="Standard"/>
      <text:p text:style-name="Standard"><text:soft-page-break/>按停止按扭一次后，再运行。设备又正常。</text:p>
      <text:p text:style-name="Standard"/>
      <text:p text:style-name="Standard"/>
      <text:p text:style-name="Standard">sigPipeProc sno=13 sno=SIGPIPE = 1clean =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 PL UMing CN" svg:font-family="'AR PL UMing CN'" style:font-family-generic="roman" style:font-pitch="variable"/>
    <style:font-face style:name="DejaVu Sans" svg:font-family="'DejaVu Sans'" style:font-family-generic="swiss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AR PL UMing CN" fo:font-size="12pt" fo:language="en" fo:country="US" style:letter-kerning="true" style:font-name-asian="文泉驿正黑" style:font-size-asian="10.5pt" style:language-asian="zh" style:country-asian="CN" style:font-name-complex="文泉驿正黑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文泉驿正黑" style:font-size-asian="14pt" style:font-name-complex="文泉驿正黑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11T19:56:14</meta:creation-date>
    <dc:date>2010-11-12T20:03:25</dc:date>
    <meta:editing-duration>PT07H32M55S</meta:editing-duration>
    <meta:editing-cycles>9</meta:editing-cycles>
    <meta:generator>OpenOffice.org/3.1$Linux OpenOffice.org_project/310m19$Build-9420</meta:generator>
    <meta:document-statistic meta:table-count="0" meta:image-count="0" meta:object-count="0" meta:page-count="2" meta:paragraph-count="29" meta:word-count="266" meta:character-count="1354"/>
  </office:meta>
</office:document-meta>
</file>